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Helvetica" fo:font-size="9pt" style:font-name-asian="Arial1" style:font-size-asian="9pt" style:font-name-complex="Arial1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7" style:family="paragraph" style:parent-style-name="Standard">
      <style:text-properties style:font-name="Helvetica" fo:font-size="6pt" style:font-size-asian="6pt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Helvetica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.499cm" fo:margin-top="0cm" fo:margin-bottom="0.101cm" fo:text-align="start" style:justify-single-word="false" fo:text-indent="0cm" style:auto-text-indent="false"/>
      <style:text-properties fo:color="#000000" style:font-name="Helvetica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16" style:family="paragraph" style:parent-style-name="Standard">
      <style:paragraph-properties fo:margin-top="0cm" fo:margin-bottom="0.199cm" fo:text-align="start" style:justify-single-word="false"/>
      <style:text-properties fo:color="#000000" style:font-name="Helvetica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style:text-underline-style="none"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PCF#%</text:p>
      <text:p text:style-name="P4">%#include decisionNonValide#%</text:p>
      <text:p text:style-name="P5"/>
      <text:p text:style-name="P8">%=TitreDocument=%</text:p>
      <text:p text:style-name="P3"/>
      <text:p text:style-name="P9">%=DecisionNumero=% %=Nip=%</text:p>
      <text:p text:style-name="P10">%=AyantDroit=%</text:p>
      <text:p text:style-name="P5"/>
      <text:p text:style-name="P10">%=TitreTiers=%</text:p>
      <text:p text:style-name="P5"/>
      <text:p text:style-name="P10">%=Paragraphe1=%</text:p>
      <text:p text:style-name="P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%=PeriodeCalcul=% <text:span text:style-name="T1">%=DatePeriode=%</text:span> %=RemarqueSuite=% <text:span text:style-name="T1">%=DateFinPeriode=%</text:span></text:p>
            <text:p text:style-name="P1">%=TexteMontantPrestation=% <text:span text:style-name="T1">%=MontantPrestation=%</text:span></text:p>
            <text:p text:style-name="P1">%=CompteVersement=%</text:p>
          </table:table-cell>
        </table:table-row>
      </table:table>
      <text:p text:style-name="P12"/>
      <text:p text:style-name="P15">%=remLineWhenBlank(TitreRemarque,0)=%</text:p>
      <text:p text:style-name="P16">%=remLineWhenBlank(TexteRemarque,0)=%</text:p>
      <text:p text:style-name="P11"><text:span text:style-name="T2">%#include </text:span><text:span text:style-name="T3">tableauPerseus</text:span><text:span text:style-name="T2">#%</text:span></text:p>
      <text:p text:style-name="P6"/>
      <text:p text:style-name="P10">%=Paragraphe2=% <text:span text:style-name="T4">%=Paragraphe2Souligne=%</text:span> %=Paragraphe2Suite=% <text:span text:style-name="T1">%=Paragraphe2Gras=%</text:span></text:p>
      <text:p text:style-name="P5"/>
      <text:p text:style-name="P10">%=Salutations=%</text:p>
      <text:p text:style-name="P5"/>
      <text:p text:style-name="P13">%#include signatureStandard#%</text:p>
      <text:p text:style-name="P17">%=pushToEnd()=%</text:p>
      <text:p text:style-name="P14">%=Reclamation=%</text:p>
      <text:p text:style-name="P18">%=Texte_Reclamation=%</text:p>
      <text:p text:style-name="P1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%=Copie=%</text:p>
          </table:table-cell>
          <table:table-cell table:style-name="Tableau1.A1" office:value-type="string">
            <text:p text:style-name="P2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">%=Annexe=%</text:p>
          </table:table-cell>
          <table:table-cell table:style-name="Tableau4.A1" office:value-type="string">
            <text:p text:style-name="P2">%=TexteAnnexe=%</text:p>
          </table:table-cell>
        </table:table-row>
      </table:table>
      <text:p text:style-name="P7"/>
      <text:p text:style-name="P19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1:31:34.70</dc:date>
    <meta:printed-by>mike</meta:printed-by>
    <meta:print-date>2011-05-06T11:34:43</meta:print-date>
    <meta:editing-cycles>140</meta:editing-cycles>
    <meta:editing-duration>PT9H55M41S</meta:editing-duration>
    <meta:document-statistic meta:table-count="3" meta:image-count="0" meta:object-count="0" meta:page-count="2" meta:paragraph-count="24" meta:word-count="37" meta:character-count="620"/>
    <dc:creator>lga </dc:creator>
    <meta:user-defined meta:name="Info 1"/>
    <meta:user-defined meta:name="Info 2"/>
    <meta:user-defined meta:name="Info 3"/>
    <meta:user-defined meta:name="Info 4"/>
  </office:meta>
</office:document-meta>
</file>